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Header">
      <style:text-properties style:font-name="Times New Roman2" fo:font-size="11pt" officeooo:rsid="0001ce7a" officeooo:paragraph-rsid="004a8a0c" style:font-size-asian="11pt" style:font-size-complex="11pt"/>
    </style:style>
    <style:style style:name="P2" style:family="paragraph" style:parent-style-name="Header">
      <style:text-properties style:font-name="Times New Roman2" fo:font-size="11pt" officeooo:rsid="0001ce7a" officeooo:paragraph-rsid="0007a6e8" style:font-size-asian="11pt" style:font-size-complex="11pt"/>
    </style:style>
    <style:style style:name="P3" style:family="paragraph" style:parent-style-name="Table_20_Contents">
      <style:text-properties officeooo:rsid="00014344" officeooo:paragraph-rsid="00014344"/>
    </style:style>
    <style:style style:name="P4" style:family="paragraph" style:parent-style-name="Table_20_Contents">
      <style:paragraph-properties fo:text-align="end" style:justify-single-word="false"/>
      <style:text-properties officeooo:rsid="00014344" officeooo:paragraph-rsid="00014344"/>
    </style:style>
    <style:style style:name="P5" style:family="paragraph" style:parent-style-name="Table_20_Contents">
      <style:paragraph-properties fo:text-align="center" style:justify-single-word="false"/>
      <style:text-properties officeooo:rsid="00486198" officeooo:paragraph-rsid="00486198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officeooo:rsid="001a4af7" officeooo:paragraph-rsid="001a4af7" style:font-size-asian="10.5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weight="bold" style:font-size-asian="10.5pt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weight="bold" officeooo:rsid="001a4af7" officeooo:paragraph-rsid="001a4af7" style:font-size-asian="10.5pt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officeooo:rsid="001043c0" officeooo:paragraph-rsid="001043c0" style:text-blinking="false" fo:background-color="#ffffff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officeooo:rsid="0012af57" officeooo:paragraph-rsid="0012af57" style:text-blinking="false" fo:background-color="#ffffff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officeooo:paragraph-rsid="0012af57" style:text-blinking="false" fo:background-color="#ffffff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officeooo:rsid="0014c8dc" officeooo:paragraph-rsid="0014c8dc" style:text-blinking="false" fo:background-color="#ffffff"/>
    </style:style>
    <style:style style:name="P13" style:family="paragraph" style:parent-style-name="Standard">
      <style:paragraph-properties fo:text-align="center" style:justify-single-word="false">
        <style:tab-stops>
          <style:tab-stop style:position="7.936cm" style:type="center"/>
          <style:tab-stop style:position="15.87cm" style:type="right"/>
        </style:tab-stops>
      </style:paragraph-properties>
      <style:text-properties officeooo:paragraph-rsid="001caf60"/>
    </style:style>
    <style:style style:name="P14" style:family="paragraph" style:parent-style-name="Standard">
      <style:paragraph-properties fo:text-align="center" style:justify-single-word="false"/>
      <style:text-properties officeooo:paragraph-rsid="002392f5"/>
    </style:style>
    <style:style style:name="P15" style:family="paragraph" style:parent-style-name="Standard">
      <style:paragraph-properties fo:text-align="center" style:justify-single-word="false"/>
      <style:text-properties officeooo:rsid="001ada02" officeooo:paragraph-rsid="001e6437"/>
    </style:style>
    <style:style style:name="P16" style:family="paragraph" style:parent-style-name="Standard">
      <style:paragraph-properties fo:text-align="center" style:justify-single-word="false"/>
      <style:text-properties officeooo:rsid="002a1f02" officeooo:paragraph-rsid="002c2053"/>
    </style:style>
    <style:style style:name="P17" style:family="paragraph" style:parent-style-name="Standard">
      <style:paragraph-properties fo:text-align="center" style:justify-single-word="false"/>
      <style:text-properties officeooo:rsid="003125b1" officeooo:paragraph-rsid="00321e32"/>
    </style:style>
    <style:style style:name="P18" style:family="paragraph" style:parent-style-name="Standard">
      <style:paragraph-properties fo:line-height="150%"/>
      <style:text-properties officeooo:paragraph-rsid="00321e32"/>
    </style:style>
    <style:style style:name="P19" style:family="paragraph" style:parent-style-name="Standard">
      <style:paragraph-properties fo:line-height="150%"/>
      <style:text-properties officeooo:paragraph-rsid="0033890b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036c999"/>
    </style:style>
    <style:style style:name="P21" style:family="paragraph" style:parent-style-name="Standard">
      <style:paragraph-properties fo:line-height="150%" fo:text-align="center" style:justify-single-word="false"/>
      <style:text-properties officeooo:paragraph-rsid="0038365b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3875d4"/>
    </style:style>
    <style:style style:name="P23" style:family="paragraph" style:parent-style-name="Standard">
      <style:paragraph-properties fo:line-height="150%" fo:text-align="center" style:justify-single-word="false"/>
      <style:text-properties officeooo:paragraph-rsid="003950a9"/>
    </style:style>
    <style:style style:name="P24" style:family="paragraph" style:parent-style-name="Standard">
      <style:text-properties officeooo:paragraph-rsid="0032e0a0"/>
    </style:style>
    <style:style style:name="P25" style:family="paragraph" style:parent-style-name="Standard">
      <style:paragraph-properties fo:line-height="150%"/>
      <style:text-properties officeooo:rsid="0033890b" officeooo:paragraph-rsid="0033890b"/>
    </style:style>
    <style:style style:name="P26" style:family="paragraph" style:parent-style-name="Project_20_Title">
      <style:text-properties officeooo:rsid="000dda9c" officeooo:paragraph-rsid="000dda9c"/>
    </style:style>
    <style:style style:name="P27" style:family="paragraph" style:parent-style-name="Project_20_Heading">
      <style:text-properties officeooo:rsid="000ee8ff" officeooo:paragraph-rsid="000ee8ff"/>
    </style:style>
    <style:style style:name="P28" style:family="paragraph" style:parent-style-name="Project_20_Heading">
      <style:text-properties officeooo:rsid="001043c0" officeooo:paragraph-rsid="001043c0"/>
    </style:style>
    <style:style style:name="P29" style:family="paragraph" style:parent-style-name="Project_20_Heading">
      <style:text-properties officeooo:rsid="0014c8dc" officeooo:paragraph-rsid="0014c8dc"/>
    </style:style>
    <style:style style:name="P30" style:family="paragraph" style:parent-style-name="Project_20_Heading">
      <style:text-properties officeooo:rsid="00183224" officeooo:paragraph-rsid="00183224"/>
    </style:style>
    <style:style style:name="P31" style:family="paragraph" style:parent-style-name="Project_20_Heading">
      <style:text-properties officeooo:rsid="003125b1" officeooo:paragraph-rsid="003125b1"/>
    </style:style>
    <style:style style:name="P32" style:family="paragraph" style:parent-style-name="Project_20_Subheading">
      <style:text-properties officeooo:rsid="000ee8ff" officeooo:paragraph-rsid="000ee8ff"/>
    </style:style>
    <style:style style:name="P33" style:family="paragraph" style:parent-style-name="Project_20_Subheading">
      <style:text-properties style:text-position="0% 100%" officeooo:paragraph-rsid="000ee8ff"/>
    </style:style>
    <style:style style:name="P34" style:family="paragraph" style:parent-style-name="Project_20_Subheading">
      <style:text-properties officeooo:rsid="001043c0" officeooo:paragraph-rsid="001043c0"/>
    </style:style>
    <style:style style:name="P35" style:family="paragraph" style:parent-style-name="Project_20_Subheading">
      <style:text-properties officeooo:rsid="0011327d" officeooo:paragraph-rsid="0011327d"/>
    </style:style>
    <style:style style:name="P36" style:family="paragraph" style:parent-style-name="Project_20_Subheading">
      <style:text-properties officeooo:rsid="0012af57" officeooo:paragraph-rsid="0012af57"/>
    </style:style>
    <style:style style:name="P37" style:family="paragraph" style:parent-style-name="Project_20_Subheading">
      <style:text-properties officeooo:rsid="0015889b" officeooo:paragraph-rsid="0015889b"/>
    </style:style>
    <style:style style:name="P38" style:family="paragraph" style:parent-style-name="Project_20_Subheading">
      <style:text-properties officeooo:rsid="00170ca5" officeooo:paragraph-rsid="00170ca5"/>
    </style:style>
    <style:style style:name="P39" style:family="paragraph" style:parent-style-name="Project_20_Subheading">
      <style:text-properties officeooo:rsid="00183224" officeooo:paragraph-rsid="00183224"/>
    </style:style>
    <style:style style:name="P40" style:family="paragraph" style:parent-style-name="Project_20_Subheading">
      <style:text-properties officeooo:rsid="001a4af7" officeooo:paragraph-rsid="001a4af7"/>
    </style:style>
    <style:style style:name="P41" style:family="paragraph" style:parent-style-name="Project_20_Subheading">
      <style:text-properties officeooo:rsid="001b51fb" officeooo:paragraph-rsid="001b51fb"/>
    </style:style>
    <style:style style:name="P42" style:family="paragraph" style:parent-style-name="Project_20_Subheading">
      <style:text-properties officeooo:rsid="002c4ed0" officeooo:paragraph-rsid="002c4ed0"/>
    </style:style>
    <style:style style:name="P43" style:family="paragraph" style:parent-style-name="Project_20_Subheading">
      <style:text-properties officeooo:paragraph-rsid="003125b1"/>
    </style:style>
    <style:style style:name="P44" style:family="paragraph" style:parent-style-name="Project_20_Subheading">
      <style:text-properties officeooo:rsid="0033cf2d" officeooo:paragraph-rsid="0033cf2d"/>
    </style:style>
    <style:style style:name="P45" style:family="paragraph" style:parent-style-name="Project_20_Subheading">
      <style:text-properties officeooo:paragraph-rsid="0039562c"/>
    </style:style>
    <style:style style:name="P46" style:family="paragraph" style:parent-style-name="Project_20_Body">
      <style:text-properties officeooo:rsid="000ee8ff" officeooo:paragraph-rsid="000ee8ff"/>
    </style:style>
    <style:style style:name="P47" style:family="paragraph" style:parent-style-name="Project_20_Body">
      <style:text-properties officeooo:paragraph-rsid="000ee8ff"/>
    </style:style>
    <style:style style:name="P48" style:family="paragraph" style:parent-style-name="Project_20_Body">
      <style:text-properties officeooo:rsid="001043c0" officeooo:paragraph-rsid="001043c0"/>
    </style:style>
    <style:style style:name="P49" style:family="paragraph" style:parent-style-name="Project_20_Body">
      <style:text-properties officeooo:rsid="0012af57" officeooo:paragraph-rsid="0012af57"/>
    </style:style>
    <style:style style:name="P50" style:family="paragraph" style:parent-style-name="Project_20_Body">
      <style:text-properties officeooo:paragraph-rsid="0012af57"/>
    </style:style>
    <style:style style:name="P51" style:family="paragraph" style:parent-style-name="Project_20_Body">
      <style:text-properties officeooo:rsid="0014c8dc" officeooo:paragraph-rsid="0014c8dc"/>
    </style:style>
    <style:style style:name="P52" style:family="paragraph" style:parent-style-name="Project_20_Body">
      <style:text-properties officeooo:paragraph-rsid="0015889b"/>
    </style:style>
    <style:style style:name="P53" style:family="paragraph" style:parent-style-name="Project_20_Body">
      <style:text-properties officeooo:rsid="00170ca5" officeooo:paragraph-rsid="00170ca5"/>
    </style:style>
    <style:style style:name="P54" style:family="paragraph" style:parent-style-name="Project_20_Body">
      <style:text-properties officeooo:paragraph-rsid="00170ca5"/>
    </style:style>
    <style:style style:name="P55" style:family="paragraph" style:parent-style-name="Project_20_Body">
      <style:text-properties officeooo:paragraph-rsid="00183224"/>
    </style:style>
    <style:style style:name="P56" style:family="paragraph" style:parent-style-name="Project_20_Body">
      <style:text-properties officeooo:rsid="00183224" officeooo:paragraph-rsid="00183224"/>
    </style:style>
    <style:style style:name="P57" style:family="paragraph" style:parent-style-name="Project_20_Body">
      <style:text-properties officeooo:rsid="00183224" officeooo:paragraph-rsid="0020d8b9"/>
    </style:style>
    <style:style style:name="P58" style:family="paragraph" style:parent-style-name="Project_20_Body">
      <style:text-properties officeooo:rsid="001ada02" officeooo:paragraph-rsid="001ada02"/>
    </style:style>
    <style:style style:name="P59" style:family="paragraph" style:parent-style-name="Project_20_Body">
      <style:text-properties officeooo:rsid="001ada02" officeooo:paragraph-rsid="001ee570"/>
    </style:style>
    <style:style style:name="P60" style:family="paragraph" style:parent-style-name="Project_20_Body">
      <style:text-properties officeooo:rsid="001b51fb" officeooo:paragraph-rsid="001b51fb"/>
    </style:style>
    <style:style style:name="P61" style:family="paragraph" style:parent-style-name="Project_20_Body">
      <style:text-properties officeooo:paragraph-rsid="001b51fb"/>
    </style:style>
    <style:style style:name="P62" style:family="paragraph" style:parent-style-name="Project_20_Body">
      <style:text-properties officeooo:rsid="002392f5" officeooo:paragraph-rsid="002392f5"/>
    </style:style>
    <style:style style:name="P63" style:family="paragraph" style:parent-style-name="Project_20_Body">
      <style:text-properties officeooo:rsid="0024cd4f" officeooo:paragraph-rsid="0024cd4f"/>
    </style:style>
    <style:style style:name="P64" style:family="paragraph" style:parent-style-name="Project_20_Body">
      <style:text-properties officeooo:rsid="002a1f02" officeooo:paragraph-rsid="002a1f02"/>
    </style:style>
    <style:style style:name="P65" style:family="paragraph" style:parent-style-name="Project_20_Body">
      <style:text-properties officeooo:rsid="002c2053" officeooo:paragraph-rsid="002c2053"/>
    </style:style>
    <style:style style:name="P66" style:family="paragraph" style:parent-style-name="Project_20_Body">
      <style:text-properties officeooo:rsid="003125b1" officeooo:paragraph-rsid="003125b1"/>
    </style:style>
    <style:style style:name="P67" style:family="paragraph" style:parent-style-name="Project_20_Body">
      <style:text-properties officeooo:paragraph-rsid="003125b1"/>
    </style:style>
    <style:style style:name="P68" style:family="paragraph" style:parent-style-name="Project_20_Body">
      <style:text-properties officeooo:paragraph-rsid="0033cf2d"/>
    </style:style>
    <style:style style:name="P69" style:family="paragraph" style:parent-style-name="Project_20_Body">
      <style:text-properties officeooo:rsid="0033cf2d" officeooo:paragraph-rsid="0033cf2d"/>
    </style:style>
    <style:style style:name="P70" style:family="paragraph" style:parent-style-name="Project_20_Body">
      <style:text-properties officeooo:paragraph-rsid="0034f320"/>
    </style:style>
    <style:style style:name="P71" style:family="paragraph" style:parent-style-name="Project_20_Body">
      <style:paragraph-properties fo:text-align="center" style:justify-single-word="false"/>
      <style:text-properties officeooo:paragraph-rsid="003bd970"/>
    </style:style>
    <style:style style:name="P72" style:family="paragraph" style:parent-style-name="Project_20_Body">
      <style:text-properties officeooo:paragraph-rsid="0038365b"/>
    </style:style>
    <style:style style:name="P73" style:family="paragraph" style:parent-style-name="Project_20_Body">
      <style:text-properties officeooo:paragraph-rsid="003950a9"/>
    </style:style>
    <style:style style:name="P74" style:family="paragraph" style:parent-style-name="Project_20_Body">
      <style:paragraph-properties fo:line-height="150%"/>
      <style:text-properties officeooo:paragraph-rsid="003950a9"/>
    </style:style>
    <style:style style:name="P75" style:family="paragraph" style:parent-style-name="Project_20_Body">
      <style:text-properties officeooo:rsid="003a60d1" officeooo:paragraph-rsid="003a60d1"/>
    </style:style>
    <style:style style:name="P76" style:family="paragraph" style:parent-style-name="Project_20_Body">
      <style:paragraph-properties fo:margin-left="0cm" fo:margin-right="0cm" fo:text-indent="0cm" style:auto-text-indent="false"/>
      <style:text-properties officeooo:rsid="001043c0" officeooo:paragraph-rsid="001043c0"/>
    </style:style>
    <style:style style:name="P77" style:family="paragraph" style:parent-style-name="Project_20_Fig_20__26__20_Tab">
      <style:text-properties officeooo:rsid="001043c0" officeooo:paragraph-rsid="001043c0"/>
    </style:style>
    <style:style style:name="P78" style:family="paragraph" style:parent-style-name="Project_20_Fig_20__26__20_Tab">
      <style:text-properties officeooo:rsid="0011327d" officeooo:paragraph-rsid="0011327d"/>
    </style:style>
    <style:style style:name="P79" style:family="paragraph" style:parent-style-name="Project_20_Fig_20__26__20_Tab">
      <style:text-properties officeooo:rsid="0012af57" officeooo:paragraph-rsid="0012af57"/>
    </style:style>
    <style:style style:name="P80" style:family="paragraph" style:parent-style-name="Project_20_Fig_20__26__20_Tab">
      <style:text-properties officeooo:rsid="00142a78" officeooo:paragraph-rsid="00142a78"/>
    </style:style>
    <style:style style:name="P81" style:family="paragraph" style:parent-style-name="Project_20_Fig_20__26__20_Tab">
      <style:text-properties officeooo:rsid="0015889b" officeooo:paragraph-rsid="0015889b"/>
    </style:style>
    <style:style style:name="P82" style:family="paragraph" style:parent-style-name="Project_20_Fig_20__26__20_Tab">
      <style:text-properties officeooo:rsid="001a4af7" officeooo:paragraph-rsid="001a4af7"/>
    </style:style>
    <style:style style:name="P83" style:family="paragraph" style:parent-style-name="Project_20_Fig_20__26__20_Tab">
      <style:text-properties officeooo:rsid="001b51fb" officeooo:paragraph-rsid="001b51fb"/>
    </style:style>
    <style:style style:name="P84" style:family="paragraph" style:parent-style-name="Project_20_Fig_20__26__20_Tab">
      <style:paragraph-properties fo:line-height="150%"/>
      <style:text-properties officeooo:rsid="003f11db" officeooo:paragraph-rsid="003f11db"/>
    </style:style>
    <style:style style:name="P85" style:family="paragraph" style:parent-style-name="Project_20_Body">
      <style:paragraph-properties fo:margin-left="1.251cm" fo:margin-right="0cm" fo:text-indent="0cm" style:auto-text-indent="false"/>
      <style:text-properties fo:font-weight="bold" officeooo:rsid="003a60d1" officeooo:paragraph-rsid="003a60d1" style:font-weight-asian="bold" style:font-weight-complex="bold"/>
    </style:style>
    <style:style style:name="P86" style:family="paragraph" style:parent-style-name="Standard">
      <style:paragraph-properties fo:line-height="150%"/>
      <style:text-properties officeooo:rsid="00321e32" officeooo:paragraph-rsid="00321e32"/>
    </style:style>
    <style:style style:name="P87" style:family="paragraph" style:parent-style-name="Project_20_Heading">
      <style:text-properties officeooo:rsid="0046a737" officeooo:paragraph-rsid="0046a737" style:font-size-asian="10.5pt"/>
    </style:style>
    <style:style style:name="P88" style:family="paragraph" style:parent-style-name="Project_20_Subheading" style:list-style-name="L13">
      <style:paragraph-properties fo:margin-left="0cm" fo:margin-right="0cm" fo:text-indent="-0.635cm" style:auto-text-indent="false"/>
      <style:text-properties officeooo:rsid="003b5a2b"/>
    </style:style>
    <style:style style:name="P89" style:family="paragraph" style:parent-style-name="Project_20_Body" style:list-style-name="L1">
      <style:text-properties officeooo:rsid="000ee8ff" officeooo:paragraph-rsid="000ee8ff"/>
    </style:style>
    <style:style style:name="P90" style:family="paragraph" style:parent-style-name="Project_20_Body" style:list-style-name="L2">
      <style:text-properties officeooo:rsid="001043c0" officeooo:paragraph-rsid="001043c0"/>
    </style:style>
    <style:style style:name="P91" style:family="paragraph" style:parent-style-name="Project_20_Body" style:list-style-name="L3">
      <style:text-properties officeooo:rsid="0014c8dc" officeooo:paragraph-rsid="0014c8dc"/>
    </style:style>
    <style:style style:name="P92" style:family="paragraph" style:parent-style-name="Project_20_Body" style:list-style-name="L4">
      <style:text-properties officeooo:rsid="00165cc4" officeooo:paragraph-rsid="00165cc4"/>
    </style:style>
    <style:style style:name="P93" style:family="paragraph" style:parent-style-name="Project_20_Body" style:list-style-name="L5">
      <style:text-properties officeooo:rsid="00170ca5" officeooo:paragraph-rsid="00170ca5"/>
    </style:style>
    <style:style style:name="P94" style:family="paragraph" style:parent-style-name="Project_20_Body" style:list-style-name="L6">
      <style:text-properties officeooo:rsid="00170ca5" officeooo:paragraph-rsid="00183224"/>
    </style:style>
    <style:style style:name="P95" style:family="paragraph" style:parent-style-name="Project_20_Body" style:list-style-name="L6">
      <style:text-properties officeooo:rsid="00170ca5" officeooo:paragraph-rsid="00170ca5"/>
    </style:style>
    <style:style style:name="P96" style:family="paragraph" style:parent-style-name="Project_20_Body" style:list-style-name="L7">
      <style:paragraph-properties fo:text-align="start" style:justify-single-word="false">
        <style:tab-stops>
          <style:tab-stop style:position="7.936cm" style:type="center"/>
          <style:tab-stop style:position="15.87cm" style:type="right"/>
        </style:tab-stops>
      </style:paragraph-properties>
      <style:text-properties officeooo:rsid="0024cd4f" officeooo:paragraph-rsid="00283030"/>
    </style:style>
    <style:style style:name="P97" style:family="paragraph" style:parent-style-name="Project_20_Body" style:list-style-name="L7">
      <style:paragraph-properties fo:text-align="start" style:justify-single-word="false"/>
      <style:text-properties officeooo:rsid="0024cd4f" officeooo:paragraph-rsid="00297cc1"/>
    </style:style>
    <style:style style:name="P98" style:family="paragraph" style:parent-style-name="Project_20_Body" style:list-style-name="L7">
      <style:paragraph-properties fo:text-align="start" style:justify-single-word="false"/>
      <style:text-properties officeooo:rsid="0024cd4f" officeooo:paragraph-rsid="002a1f02"/>
    </style:style>
    <style:style style:name="P99" style:family="paragraph" style:parent-style-name="Project_20_Body" style:list-style-name="L8">
      <style:text-properties officeooo:rsid="002c2053" officeooo:paragraph-rsid="002c2053"/>
    </style:style>
    <style:style style:name="P100" style:family="paragraph" style:parent-style-name="Project_20_Body" style:list-style-name="L9">
      <style:text-properties officeooo:paragraph-rsid="002c4ed0"/>
    </style:style>
    <style:style style:name="P101" style:family="paragraph" style:parent-style-name="Project_20_Body" style:list-style-name="L9">
      <style:text-properties officeooo:rsid="002d59f9" officeooo:paragraph-rsid="002f4f2d"/>
    </style:style>
    <style:style style:name="P102" style:family="paragraph" style:parent-style-name="Project_20_Body" style:list-style-name="L10">
      <style:text-properties officeooo:paragraph-rsid="0033cf2d"/>
    </style:style>
    <style:style style:name="P103" style:family="paragraph" style:parent-style-name="Project_20_Body" style:list-style-name="L10">
      <style:text-properties officeooo:paragraph-rsid="0034f320"/>
    </style:style>
    <style:style style:name="P104" style:family="paragraph" style:parent-style-name="Project_20_Body" style:list-style-name="L13">
      <style:paragraph-properties fo:text-align="justify" style:justify-single-word="false"/>
      <style:text-properties officeooo:paragraph-rsid="003bd970"/>
    </style:style>
    <style:style style:name="P105" style:family="paragraph" style:parent-style-name="Project_20_Body" style:list-style-name="L15">
      <style:text-properties officeooo:rsid="00424892" officeooo:paragraph-rsid="00424892"/>
    </style:style>
    <style:style style:name="P106" style:family="paragraph" style:parent-style-name="Project_20_Body" style:list-style-name="L11">
      <style:paragraph-properties fo:margin-left="2.501cm" fo:margin-right="0cm" fo:text-indent="-0.635cm" style:auto-text-indent="false"/>
      <style:text-properties officeooo:paragraph-rsid="0039562c"/>
    </style:style>
    <style:style style:name="P107" style:family="paragraph" style:parent-style-name="Project_20_Body" style:list-style-name="L12">
      <style:paragraph-properties fo:margin-left="2.501cm" fo:margin-right="0cm" fo:text-indent="-0.635cm" style:auto-text-indent="false"/>
      <style:text-properties officeooo:rsid="003a60d1" officeooo:paragraph-rsid="003a60d1"/>
    </style:style>
    <style:style style:name="P108" style:family="paragraph" style:parent-style-name="Project_20_Body" style:list-style-name="L13">
      <style:paragraph-properties fo:margin-left="2.501cm" fo:margin-right="0cm" fo:text-indent="-0.635cm" style:auto-text-indent="false"/>
      <style:text-properties officeooo:rsid="003a60d1" officeooo:paragraph-rsid="003a60d1"/>
    </style:style>
    <style:style style:name="P109" style:family="paragraph" style:parent-style-name="Project_20_Body" style:list-style-name="L13">
      <style:paragraph-properties fo:margin-left="2.501cm" fo:margin-right="0cm" fo:text-indent="-0.635cm" style:auto-text-indent="false"/>
      <style:text-properties officeooo:rsid="003a60d1" officeooo:paragraph-rsid="003b5a2b"/>
    </style:style>
    <style:style style:name="P110" style:family="paragraph" style:parent-style-name="Project_20_Body" style:list-style-name="L14" style:master-page-name="">
      <style:paragraph-properties fo:line-height="150%" fo:text-align="justify" style:justify-single-word="false" style:page-number="auto"/>
      <style:text-properties officeooo:rsid="004034eb" officeooo:paragraph-rsid="004034eb"/>
    </style:style>
    <style:style style:name="P111" style:family="paragraph" style:parent-style-name="Project_20_Fig_20__26__20_Tab">
      <style:text-properties style:text-position="0% 100%" officeooo:rsid="00424892" officeooo:paragraph-rsid="00424892" style:font-size-asian="10.5pt"/>
    </style:style>
    <style:style style:name="P112" style:family="paragraph" style:parent-style-name="Project_20_Fig_20__26__20_Tab">
      <style:text-properties officeooo:rsid="00436d22" officeooo:paragraph-rsid="00436d22" style:font-size-asian="10.5pt"/>
    </style:style>
    <style:style style:name="T1" style:family="text">
      <style:text-properties officeooo:rsid="0011327d"/>
    </style:style>
    <style:style style:name="T2" style:family="text">
      <style:text-properties style:text-position="super 75%"/>
    </style:style>
    <style:style style:name="T3" style:family="text">
      <style:text-properties style:text-position="super 75%" style:font-size-asian="10.5pt"/>
    </style:style>
    <style:style style:name="T4" style:family="text">
      <style:text-properties style:text-position="super 75%" officeooo:rsid="002c4ed0" style:font-size-asian="10.5pt"/>
    </style:style>
    <style:style style:name="T5" style:family="text">
      <style:text-properties style:text-position="super 75%" officeooo:rsid="003bd970" style:font-size-asian="10.5pt"/>
    </style:style>
    <style:style style:name="T6" style:family="text">
      <style:text-properties style:text-position="super 75%" officeooo:rsid="000ee8ff"/>
    </style:style>
    <style:style style:name="T7" style:family="text">
      <style:text-properties style:text-position="super 75%" officeooo:rsid="0015889b"/>
    </style:style>
    <style:style style:name="T8" style:family="text">
      <style:text-properties style:text-position="super 75%" officeooo:rsid="00170ca5"/>
    </style:style>
    <style:style style:name="T9" style:family="text">
      <style:text-properties style:text-position="super 75%" officeooo:rsid="002c4ed0"/>
    </style:style>
    <style:style style:name="T10" style:family="text">
      <style:text-properties officeooo:rsid="000dda9c"/>
    </style:style>
    <style:style style:name="T11" style:family="text">
      <style:text-properties officeooo:rsid="000ee8ff"/>
    </style:style>
    <style:style style:name="T12" style:family="text">
      <style:text-properties officeooo:rsid="0012af57"/>
    </style:style>
    <style:style style:name="T13" style:family="text">
      <style:text-properties officeooo:rsid="0015889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83224" style:font-weight-asian="bold" style:font-weight-complex="bold"/>
    </style:style>
    <style:style style:name="T16" style:family="text">
      <style:text-properties fo:font-weight="bold" officeooo:rsid="001b51fb" style:font-weight-asian="bold" style:font-weight-complex="bold"/>
    </style:style>
    <style:style style:name="T17" style:family="text">
      <style:text-properties fo:font-weight="bold" officeooo:rsid="002c4ed0" style:font-weight-asian="bold" style:font-weight-complex="bold"/>
    </style:style>
    <style:style style:name="T18" style:family="text">
      <style:text-properties fo:font-weight="bold" officeooo:rsid="0033cf2d" style:font-weight-asian="bold" style:font-weight-complex="bold"/>
    </style:style>
    <style:style style:name="T19" style:family="text">
      <style:text-properties fo:font-weight="bold" officeooo:rsid="0034f320" style:font-weight-asian="bold" style:font-weight-complex="bold"/>
    </style:style>
    <style:style style:name="T20" style:family="text">
      <style:text-properties fo:font-weight="bold" officeooo:rsid="0039562c" style:font-weight-asian="bold" style:font-weight-complex="bold"/>
    </style:style>
    <style:style style:name="T21" style:family="text">
      <style:text-properties fo:font-weight="bold" officeooo:rsid="003bd970" style:font-weight-asian="bold" style:font-weight-complex="bold"/>
    </style:style>
    <style:style style:name="T22" style:family="text">
      <style:text-properties fo:font-weight="bold" style:font-size-asian="10.5pt" style:font-weight-asian="bold" style:font-weight-complex="bold"/>
    </style:style>
    <style:style style:name="T23" style:family="text">
      <style:text-properties officeooo:rsid="00170ca5"/>
    </style:style>
    <style:style style:name="T24" style:family="text">
      <style:text-properties officeooo:rsid="00183224"/>
    </style:style>
    <style:style style:name="T25" style:family="text">
      <style:text-properties style:text-position="sub 60%"/>
    </style:style>
    <style:style style:name="T26" style:family="text">
      <style:text-properties officeooo:rsid="001b51fb"/>
    </style:style>
    <style:style style:name="T27" style:family="text">
      <style:text-properties officeooo:rsid="002392f5"/>
    </style:style>
    <style:style style:name="T28" style:family="text">
      <style:text-properties officeooo:rsid="002c4ed0"/>
    </style:style>
    <style:style style:name="T29" style:family="text">
      <style:text-properties officeooo:rsid="003125b1"/>
    </style:style>
    <style:style style:name="T30" style:family="text">
      <style:text-properties officeooo:rsid="00321e32"/>
    </style:style>
    <style:style style:name="T31" style:family="text">
      <style:text-properties officeooo:rsid="0033890b"/>
    </style:style>
    <style:style style:name="T32" style:family="text">
      <style:text-properties officeooo:rsid="0033cf2d"/>
    </style:style>
    <style:style style:name="T33" style:family="text">
      <style:text-properties officeooo:rsid="0034f320"/>
    </style:style>
    <style:style style:name="T34" style:family="text">
      <style:text-properties officeooo:rsid="0036c999"/>
    </style:style>
    <style:style style:name="T35" style:family="text">
      <style:text-properties officeooo:rsid="0038365b"/>
    </style:style>
    <style:style style:name="T36" style:family="text">
      <style:text-properties officeooo:rsid="0038cabf"/>
    </style:style>
    <style:style style:name="T37" style:family="text">
      <style:text-properties officeooo:rsid="003950a9"/>
    </style:style>
    <style:style style:name="T38" style:family="text">
      <style:text-properties officeooo:rsid="0039562c"/>
    </style:style>
    <style:style style:name="T39" style:family="text">
      <style:text-properties officeooo:rsid="003b5a2b"/>
    </style:style>
    <style:style style:name="T40" style:family="text">
      <style:text-properties officeooo:rsid="003bd970"/>
    </style:style>
    <style:style style:name="T41" style:family="text">
      <style:text-properties officeooo:rsid="0040ebf1"/>
    </style:style>
    <style:style style:name="T42" style:family="text">
      <style:text-properties style:font-size-asian="10.5pt"/>
    </style:style>
    <style:style style:name="T43" style:family="text">
      <style:text-properties officeooo:rsid="00435cb2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rojec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oject_20_Title" style:display-name="Project Title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8pt" style:text-underline-style="solid" style:text-underline-width="auto" style:text-underline-color="font-color" fo:font-weight="bold" style:font-size-asian="10.5pt"/>
    </style:style>
    <style:style style:name="Project_20_Heading" style:display-name="Project 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Subheading" style:display-name="Project Sub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0.5pt"/>
    </style:style>
    <style:style style:name="Project_20_Chapter" style:display-name="Project Chapter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Body" style:display-name="Project Body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Project_20_Fig_20__26__20_Tab" style:display-name="Project Fig &amp; Tab" style:family="paragraph" style:parent-style-name="Standard" style:master-page-name="">
      <style:paragraph-properties fo:margin-top="0.199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uperscript" style:family="text">
      <style:text-properties style:text-position="super 75%" style:font-name="Times New Roman" fo:font-family="'Times New Roman'" style:font-style-name="Regular" style:font-family-generic="roman" style:font-pitch="variable" style:font-size-asian="10.5pt"/>
    </style:style>
    <style:style style:name="Subscript" style:family="text">
      <style:text-properties style:text-position="sub 60%" style:font-name="Times New Roman" fo:font-family="'Times New Roman'" style:font-style-name="Regular" style:font-family-generic="roman" style:font-pitch="variable" style:font-size-asian="10.5pt"/>
    </style:style>
    <style:style style:name="Normal" style:family="text" style:parent-style-name="Superscrip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944cm" svg:height="7.276cm" text:anchor-type="as-char" svg:x="0cm" svg:y="-7.276cm" fo:margin-left="0cm" fo:margin-right="0cm" fo:margin-top="0cm" fo:margin-bottom="0cm" style:vertical-pos="top" style:vertical-rel="baseline" style:horizontal-pos="center" style:horizontal-rel="paragraph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table:align="margins"/>
    </style:style>
    <style:style style:name="Table2.A" style:family="table-column">
      <style:table-column-properties style:rel-column-width="23163*"/>
    </style:style>
    <style:style style:name="Table2.B" style:family="table-column">
      <style:table-column-properties style:rel-column-width="35509*"/>
    </style:style>
    <style:style style:name="Table2.C" style:family="table-column">
      <style:table-column-properties style:rel-column-width="6863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5.87cm" table:align="margins"/>
    </style:style>
    <style:style style:name="Table3.A" style:family="table-column">
      <style:table-column-properties style:column-width="5.609cm" style:rel-column-width="23163*"/>
    </style:style>
    <style:style style:name="Table3.B" style:family="table-column">
      <style:table-column-properties style:column-width="8.599cm" style:rel-column-width="35509*"/>
    </style:style>
    <style:style style:name="Table3.C" style:family="table-column">
      <style:table-column-properties style:column-width="1.662cm" style:rel-column-width="6863*"/>
    </style:style>
    <style:style style:name="Table3.A1" style:family="table-cell">
      <style:table-cell-properties fo:padding="0.097cm" fo:border="none"/>
    </style:style>
    <style:style style:name="MP1" style:family="paragraph" style:parent-style-name="Header">
      <style:text-properties style:font-name="Times New Roman2" fo:font-size="11pt" officeooo:rsid="0001ce7a" officeooo:paragraph-rsid="004a8a0c" style:font-size-asian="11pt" style:font-size-complex="11pt"/>
    </style:style>
    <style:style style:name="MP2" style:family="paragraph" style:parent-style-name="Header">
      <style:text-properties style:font-name="Times New Roman2" fo:font-size="11pt" officeooo:rsid="0001ce7a" officeooo:paragraph-rsid="0007a6e8" style:font-size-asian="11pt" style:font-size-complex="11pt"/>
    </style:style>
    <style:style style:name="MP3" style:family="paragraph" style:parent-style-name="Table_20_Contents">
      <style:text-properties officeooo:rsid="00014344" officeooo:paragraph-rsid="00014344"/>
    </style:style>
    <style:style style:name="MP4" style:family="paragraph" style:parent-style-name="Table_20_Contents">
      <style:paragraph-properties fo:text-align="center" style:justify-single-word="false"/>
      <style:text-properties officeooo:rsid="00486198" officeooo:paragraph-rsid="00486198"/>
    </style:style>
    <style:style style:name="MP5" style:family="paragraph" style:parent-style-name="Table_20_Contents">
      <style:paragraph-properties fo:text-align="end" style:justify-single-word="false"/>
      <style:text-properties officeooo:rsid="00014344" officeooo:paragraph-rsid="00014344"/>
    </style:style>
    <style:style style:name="MT1" style:family="text">
      <style:text-properties officeooo:rsid="0011327d"/>
    </style:style>
    <style:page-layout style:name="Mpm1">
      <style:page-layout-properties fo:page-width="21.59cm" fo:page-height="27.94cm" style:num-format="1" style:print-orientation="portrait" fo:margin-top="1.91cm" fo:margin-bottom="1.91cm" fo:margin-left="3.18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Implementation and Evaluation of Network Anomaly Detection Algorithms<text:tab/><text:span text:style-name="MT1">Literature Survey</text:span></text:p>
      </style:header>
      <style:header-first>
        <text:p text:style-name="MP2">Implementation and Evaluation of Network Anomaly Detection Algorithms<text:tab/></text:p>
      </style:header-first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3">Department of CS &amp; E, BMSIT</text:p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>2013-14</text:p>
            </table:table-cell>
          </table:table-row>
        </table:table>
        <text:p text:style-name="Footer"/>
      </style:footer>
      <style:footer-first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3">Department of CS &amp; E, BMSIT</text:p>
            </table:table-cell>
            <table:table-cell table:style-name="Table3.A1" office:value-type="string">
              <text:p text:style-name="MP4"/>
            </table:table-cell>
            <table:table-cell table:style-name="Table3.A1" office:value-type="string">
              <text:p text:style-name="MP5">2013-14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6:27:54.601110568</meta:creation-date>
    <dc:date>2014-05-08T21:29:18.416119155</dc:date>
    <meta:editing-duration>PT2H18M53S</meta:editing-duration>
    <meta:editing-cycles>23</meta:editing-cycles>
    <meta:generator>LibreOffice/4.2.3.3$Linux_X86_64 LibreOffice_project/420m0$Build-3</meta:generator>
    <meta:document-statistic meta:table-count="2" meta:image-count="0" meta:object-count="0" meta:page-count="1" meta:paragraph-count="6" meta:word-count="32" meta:character-count="225" meta:non-whitespace-character-count="198"/>
  </office:meta>
</office:document-meta>
</file>